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Lights2-title">
      <style:graphic-properties fo:min-height="2.75cm" loext:decorative="false"/>
      <style:paragraph-properties style:writing-mode="lr-tb"/>
    </style:style>
    <style:style style:name="pr8" style:family="presentation" style:parent-style-name="Lights2-outline1">
      <style:graphic-properties fo:min-height="10.001cm" loext:decorative="false"/>
      <style:paragraph-properties style:writing-mode="lr-tb"/>
    </style:style>
    <style:style style:name="pr9" style:family="presentation" style:parent-style-name="Lights2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11" style:family="presentation" style:parent-style-name="Lights2-subtitle">
      <style:graphic-properties draw:fill-color="#ffffff" draw:auto-grow-height="true" fo:min-height="10cm" loext:decorative="false"/>
      <style:paragraph-properties style:writing-mode="lr-tb"/>
    </style:style>
    <style:style style:name="pr12" style:family="presentation" style:parent-style-name="Lights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opacity="100%"/>
    </style:style>
    <style:style style:name="P4" style:family="paragraph">
      <style:paragraph-properties fo:margin-left="0cm" fo:margin-right="0cm" fo:margin-top="0.42cm" fo:margin-bottom="0.35cm" fo:text-align="center" fo:text-indent="0cm"/>
      <style:text-properties fo:font-size="21pt"/>
    </style:style>
    <style:style style:name="P5" style:family="paragraph">
      <style:text-properties fo:font-size="21pt"/>
    </style:style>
    <style:style style:name="P6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1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3pt" style:font-size-complex="13pt"/>
    </style:style>
    <style:style style:name="T3" style:family="text">
      <style:text-properties fo:font-size="16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Note taking Course and Shadow Analyst for C Suite Analyst</text:p>
          </draw:text-box>
        </draw:frame>
        <draw:frame presentation:style-name="pr2" draw:text-style-name="P1" draw:layer="layout" svg:width="25.199cm" svg:height="5.619cm" svg:x="1.4cm" svg:y="7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 presentation:user-transformed="true">
          <draw:text-box/>
        </draw:frame>
        <draw:frame presentation:style-name="pr5" draw:text-style-name="P3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text-style-name="P5" draw:layer="layout" svg:width="25cm" svg:height="2.75cm" svg:x="1.5cm" svg:y="0.75cm" presentation:class="title">
          <draw:text-box>
            <text:p text:style-name="P4"><text:span text:style-name="T1">Slide 1: Introduction to Shadow C-Suite Analyst</text:span></text:p>
          </draw:text-box>
        </draw:frame>
        <draw:frame presentation:style-name="pr8" draw:text-style-name="P8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6"><text:span text:style-name="T2">Support senior leadership with structured insights </text:span></text:p>
              </text:list-item>
              <text:list-item>
                <text:p text:style-name="P7"><text:span text:style-name="T3">Convert daily work into clear executive summaries </text:span></text:p>
              </text:list-item>
              <text:list-item>
                <text:p text:style-name="P7"><text:span text:style-name="T3">Act as a bridge between data, systems, and leadership </text:span></text:p>
              </text:list-item>
              <text:list-item>
                <text:p text:style-name="P7"><text:span text:style-name="T3">Focus on clarity, speed, and accuracy </text:span></text:p>
              </text:list-item>
              <text:list-item>
                <text:p text:style-name="P7"><text:span text:style-name="T3">Work in remote, secure environments </text:span></text:p>
              </text:list-item>
              <text:list-item>
                <text:p text:style-name="P7"><text:span text:style-name="T3">Follow disciplined workflows and routines</text:span></text:p>
                <text:p text:style-name="P7"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2: Who This Course Is For</text:p>
              </text:list-item>
              <text:list-item>
                <text:p>Data analysts working with business teams</text:p>
              </text:list-item>
              <text:list-item>
                <text:p>Python developers in enterprise environments</text:p>
              </text:list-item>
              <text:list-item>
                <text:p>Remote workers in ticket-based roles</text:p>
              </text:list-item>
              <text:list-item>
                <text:p>Professionals supporting senior managers</text:p>
              </text:list-item>
              <text:list-item>
                <text:p>Beginners entering analyst workflows</text:p>
              </text:list-item>
              <text:list-item>
                <text:p>Anyone working with notes, reports, and upd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0">
        <office:forms form:automatic-focus="false" form:apply-design-mode="false"/>
        <draw:frame presentation:style-name="pr10" draw:layer="layout" svg:width="25cm" svg:height="2.75cm" svg:x="1.5cm" svg:y="0.75cm" presentation:class="title" presentation:placeholder="true">
          <draw:text-box/>
        </draw:frame>
        <draw:frame presentation:style-name="pr11" draw:text-style-name="P2" draw:layer="layout" svg:width="25cm" svg:height="10cm" svg:x="1.5cm" svg:y="4cm" presentation:class="subtitle" presentation:user-transformed="true">
          <draw:text-box>
            <text:p>Slide 3: What Not To Do</text:p>
            <text:p>Do not delay updates or reporting</text:p>
            <text:p>Avoid unstructured notes and messy files</text:p>
            <text:p>Do not ignore emails or team messages</text:p>
            <text:p>Avoid working without tracking tasks</text:p>
            <text:p>Do not skip documentation</text:p>
            <text:p>Avoid last-minute submission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4: Timing, Logins, and Reporting</text:p>
              </text:list-item>
              <text:list-item>
                <text:p>Start day with system logins and checks</text:p>
              </text:list-item>
              <text:list-item>
                <text:p>Maintain consistent working hours</text:p>
              </text:list-item>
              <text:list-item>
                <text:p>Track daily progress and updates</text:p>
              </text:list-item>
              <text:list-item>
                <text:p>Submit end-of-day summaries</text:p>
              </text:list-item>
              <text:list-item>
                <text:p>Follow login schedules for secure systems</text:p>
              </text:list-item>
              <text:list-item>
                <text:p>Align work with team timeli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5: US vs India Timing Importance</text:p>
              </text:list-item>
              <text:list-item>
                <text:p>Understand time zone differences</text:p>
              </text:list-item>
              <text:list-item>
                <text:p>Align work with US business hours</text:p>
              </text:list-item>
              <text:list-item>
                <text:p>Plan tasks based on overlap time</text:p>
              </text:list-item>
              <text:list-item>
                <text:p>Prioritize morning communication</text:p>
              </text:list-item>
              <text:list-item>
                <text:p>Avoid delays due to timing gaps</text:p>
              </text:list-item>
              <text:list-item>
                <text:p>Maintain availability during critical hou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6: Emails and Teams (9 AM Check)</text:p>
              </text:list-item>
              <text:list-item>
                <text:p>Check emails first thing in the morning</text:p>
              </text:list-item>
              <text:list-item>
                <text:p>Review Teams messages for updates</text:p>
              </text:list-item>
              <text:list-item>
                <text:p>Identify priority tasks quickly</text:p>
              </text:list-item>
              <text:list-item>
                <text:p>Respond to critical communication early</text:p>
              </text:list-item>
              <text:list-item>
                <text:p>Flag important requests</text:p>
              </text:list-item>
              <text:list-item>
                <text:p>Maintain inbox discipl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7: Bridge Node and Authentication</text:p>
              </text:list-item>
              <text:list-item>
                <text:p>Use bridge systems for secure access</text:p>
              </text:list-item>
              <text:list-item>
                <text:p>Follow authentication procedures strictly</text:p>
              </text:list-item>
              <text:list-item>
                <text:p>Access client systems through approved channels</text:p>
              </text:list-item>
              <text:list-item>
                <text:p>Understand timing-based access rules</text:p>
              </text:list-item>
              <text:list-item>
                <text:p>Avoid direct unauthorized access</text:p>
              </text:list-item>
              <text:list-item>
                <text:p>Maintain system security at all 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8: Permission and Access Requests</text:p>
              </text:list-item>
              <text:list-item>
                <text:p>Check access before starting tasks</text:p>
              </text:list-item>
              <text:list-item>
                <text:p>Raise requests for missing permissions</text:p>
              </text:list-item>
              <text:list-item>
                <text:p>Track approval status</text:p>
              </text:list-item>
              <text:list-item>
                <text:p>Follow company protocols</text:p>
              </text:list-item>
              <text:list-item>
                <text:p>Avoid working without proper access</text:p>
              </text:list-item>
              <text:list-item>
                <text:p>Document all requ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9: Senior Manager Updates</text:p>
              </text:list-item>
              <text:list-item>
                <text:p>Send clear and concise updates</text:p>
              </text:list-item>
              <text:list-item>
                <text:p>Focus on key progress points</text:p>
              </text:list-item>
              <text:list-item>
                <text:p>Highlight risks or blockers</text:p>
              </text:list-item>
              <text:list-item>
                <text:p>Avoid unnecessary details</text:p>
              </text:list-item>
              <text:list-item>
                <text:p>Maintain professional tone</text:p>
              </text:list-item>
              <text:list-item>
                <text:p>Be consistent with repor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Slide 10: Quarterly Tasks</text:p>
              </text:list-item>
              <text:list-item>
                <text:p>Break large tasks into smaller steps</text:p>
              </text:list-item>
              <text:list-item>
                <text:p>Track incremental progress</text:p>
              </text:list-item>
              <text:list-item>
                <text:p>Align with quarterly goals</text:p>
              </text:list-item>
              <text:list-item>
                <text:p>Update progress regularly</text:p>
              </text:list-item>
              <text:list-item>
                <text:p>Maintain documentation</text:p>
              </text:list-item>
              <text:list-item>
                <text:p>Avoid last-minute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11: Git and Code Updates</text:p>
              </text:list-item>
              <text:list-item>
                <text:p>Push code changes daily</text:p>
              </text:list-item>
              <text:list-item>
                <text:p>Maintain version control discipline</text:p>
              </text:list-item>
              <text:list-item>
                <text:p>Write clear commit messages</text:p>
              </text:list-item>
              <text:list-item>
                <text:p>Track changes properly</text:p>
              </text:list-item>
              <text:list-item>
                <text:p>Avoid untracked work</text:p>
              </text:list-item>
              <text:list-item>
                <text:p>Sync with team reposit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12: Company Wiki Pages</text:p>
              </text:list-item>
              <text:list-item>
                <text:p>Use wiki as knowledge base</text:p>
              </text:list-item>
              <text:list-item>
                <text:p>Search before asking questions</text:p>
              </text:list-item>
              <text:list-item>
                <text:p>Document learnings and updates</text:p>
              </text:list-item>
              <text:list-item>
                <text:p>Keep information organized</text:p>
              </text:list-item>
              <text:list-item>
                <text:p>Update outdated content</text:p>
              </text:list-item>
              <text:list-item>
                <text:p>Use consistent format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14: Local Machine Folders</text:p>
              </text:list-item>
              <text:list-item>
                <text:p>Keep local files structured</text:p>
              </text:list-item>
              <text:list-item>
                <text:p>Sync with shared systems</text:p>
              </text:list-item>
              <text:list-item>
                <text:p>Avoid clutter</text:p>
              </text:list-item>
              <text:list-item>
                <text:p>Maintain backups</text:p>
              </text:list-item>
              <text:list-item>
                <text:p>Use clear naming formats</text:p>
              </text:list-item>
              <text:list-item>
                <text:p>Clean up regular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13: Shared Drive Usage</text:p>
              </text:list-item>
              <text:list-item>
                <text:p>Store files in correct folders</text:p>
              </text:list-item>
              <text:list-item>
                <text:p>Maintain naming conventions</text:p>
              </text:list-item>
              <text:list-item>
                <text:p>Avoid duplicate files</text:p>
              </text:list-item>
              <text:list-item>
                <text:p>Share access properly</text:p>
              </text:list-item>
              <text:list-item>
                <text:p>Keep files organized</text:p>
              </text:list-item>
              <text:list-item>
                <text:p>Follow company structur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15: Email to Wiki Notes</text:p>
              </text:list-item>
              <text:list-item>
                <text:p>Convert emails into structured notes</text:p>
              </text:list-item>
              <text:list-item>
                <text:p>Extract key information</text:p>
              </text:list-item>
              <text:list-item>
                <text:p>Store in wiki or documentation</text:p>
              </text:list-item>
              <text:list-item>
                <text:p>Maintain traceability</text:p>
              </text:list-item>
              <text:list-item>
                <text:p>Avoid losing important details</text:p>
              </text:list-item>
              <text:list-item>
                <text:p>Standardize note form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16: YouTube Playlists and Backlogs</text:p>
              </text:list-item>
              <text:list-item>
                <text:p>Track learning resources</text:p>
              </text:list-item>
              <text:list-item>
                <text:p>Maintain video playlists</text:p>
              </text:list-item>
              <text:list-item>
                <text:p>Organize backlog content</text:p>
              </text:list-item>
              <text:list-item>
                <text:p>Review regularly</text:p>
              </text:list-item>
              <text:list-item>
                <text:p>Avoid random learning</text:p>
              </text:list-item>
              <text:list-item>
                <text:p>Focus on relevant topic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18: Google Sheets Tracking</text:p>
              </text:list-item>
              <text:list-item>
                <text:p>Track tasks and progress</text:p>
              </text:list-item>
              <text:list-item>
                <text:p>Maintain logs for systems and work</text:p>
              </text:list-item>
              <text:list-item>
                <text:p>Use sheets for organization</text:p>
              </text:list-item>
              <text:list-item>
                <text:p>Update regularly</text:p>
              </text:list-item>
              <text:list-item>
                <text:p>Share with team when needed</text:p>
              </text:list-item>
              <text:list-item>
                <text:p>Keep data clean and structur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lide 17: Renaming Files and Folders</text:p>
              </text:list-item>
              <text:list-item>
                <text:p>Use consistent naming conventions</text:p>
              </text:list-item>
              <text:list-item>
                <text:p>Avoid generic names</text:p>
              </text:list-item>
              <text:list-item>
                <text:p>Include dates or versions</text:p>
              </text:list-item>
              <text:list-item>
                <text:p>Maintain readability</text:p>
              </text:list-item>
              <text:list-item>
                <text:p>Follow company standards</text:p>
              </text:list-item>
              <text:list-item>
                <text:p>Keep folders structur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01:41:10.474254528</meta:creation-date>
    <meta:editing-duration>PT8H17M25S</meta:editing-duration>
    <meta:editing-cycles>3</meta:editing-cycles>
    <meta:generator>LibreOffice/24.2.7.2$Linux_X86_64 LibreOffice_project/420$Build-2</meta:generator>
    <dc:title>Lights</dc:title>
    <dc:date>2026-04-30T09:58:35.075024787</dc:date>
    <meta:document-statistic meta:object-count="171"/>
  </office:meta>
</office:document-meta>
</file>